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Nimbus Sans L'" style:font-family-asian="'Nimbus Sans L'" style:font-family-complex="'Nimbus Sans L'" fo:background-color="transparent" style:use-window-font-color="true"/>
    </style:style>
    <style:style style:name="T2" style:family="text">
      <style:text-properties fo:font-size="14.00pt" fo:font-weight="bold" fo:font-family="'Nimbus Sans L'" style:font-family-asian="'Nimbus Sans L'" style:font-family-complex="'Nimbus Sans L'" fo:background-color="transparent" style:use-window-font-color="true" fo:font-style="italic"/>
    </style:style>
    <style:style style:name="T3" style:family="text">
      <style:text-properties fo:font-size="12.00pt" fo:font-weight="normal" fo:font-family="'Nimbus Roman No9 L'" style:font-family-asian="'Nimbus Roman No9 L'" style:font-family-complex="'Nimbus Roman No9 L'" fo:background-color="transparent" style:use-window-font-color="true" fo:font-style="italic"/>
    </style:style>
    <style:style style:name="T4" style:family="text">
      <style:text-properties fo:font-size="12.00pt" fo:font-weight="normal" fo:font-family="'Nimbus Roman No9 L'" style:font-family-asian="'Nimbus Roman No9 L'" style:font-family-complex="'Nimbus Roman No9 L'" fo:background-color="transparent" style:use-window-font-color="true"/>
    </style:style>
    <style:style style:name="T5" style:family="text">
      <style:text-properties fo:font-size="12.00pt" fo:font-weight="normal" fo:font-family="'Nimbus Roman No9 L'" style:font-family-asian="'Nimbus Roman No9 L'" style:font-family-complex="'Nimbus Roman No9 L'" fo:background-color="transparent" style:use-window-font-color="true"/>
    </style:style>
    <style:style style:name="T6" style:family="text">
      <style:text-properties fo:font-size="12.00pt" fo:font-weight="normal" fo:font-family="'Nimbus Roman No9 L'" style:font-family-asian="'Nimbus Roman No9 L'" style:font-family-complex="'Nimbus Roman No9 L'" fo:background-color="transparent" style:use-window-font-color="true"/>
    </style:style>
    <style:style style:name="T7" style:family="text">
      <style:text-properties fo:font-size="12.00pt" fo:font-weight="normal" fo:font-family="'Nimbus Roman No9 L'" style:font-family-asian="'Nimbus Roman No9 L'" style:font-family-complex="'Nimbus Roman No9 L'" fo:background-color="transparent" style:use-window-font-color="true"/>
    </style:style>
    <style:style style:name="T8" style:family="text">
      <style:text-properties fo:font-size="12.00pt" fo:font-weight="normal" fo:font-family="'Nimbus Roman No9 L'" style:font-family-asian="'Nimbus Roman No9 L'" style:font-family-complex="'Nimbus Roman No9 L'"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6.00pt"/>
    </style:style>
    <style:style style:name="P4" style:family="paragraph">
      <style:paragraph-properties fo:line-height="100.00%" fo:text-align="left" fo:margin-bottom="6.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bottom="6.00pt"/>
    </style:style>
    <style:style style:name="P6" style:family="paragraph">
      <style:paragraph-properties fo:line-height="100.00%" fo:text-align="left" fo:margin-bottom="6.00pt"/>
    </style:style>
  </office:automatic-styles>
  <office:body>
    <office:text>
      <text:p text:style-name="P1"><text:span text:style-name="T1">Use case:<text:s/></text:span><text:span text:style-name="T2">Fold</text:span></text:p>
      <text:p text:style-name="P2"><text:span text:style-name="T3">This should be max 2 pages. If longer use include (or extend) other use case (i.e. refactor)</text:span></text:p>
      <text:p text:style-name="P2"><text:span text:style-name="T4">Short description</text:span></text:p>
      <text:p text:style-name="P2"><text:span text:style-name="T4">Player decides that he does not want to continue playing the hand. Clicks on the fold button. His cards are removed without being shown to the other players. He will not get back any markers that were used to bet with.</text:span></text:p>
      <text:p text:style-name="P2"><text:span text:style-name="T4"/></text:p>
      <text:p text:style-name="P2"><text:span text:style-name="T4">Priority (high, mid, low)</text:span></text:p>
      <text:p text:style-name="P2"><text:span text:style-name="T4">High</text:span></text:p>
      <text:p text:style-name="P2"><text:span text:style-name="T4"/></text:p>
      <text:p text:style-name="P2"><text:span text:style-name="T4">Extends or Includes (other use case)</text:span></text:p>
      <text:p text:style-name="P2"><text:span text:style-name="T4"/></text:p>
      <text:p text:style-name="P2"><text:span text:style-name="T4">Participating actors</text:span></text:p>
      <text:list text:style-name="L3">
        <text:list-item>
          <text:p text:style-name="P3"><text:span text:style-name="T4">CurrentPlayer</text:span></text:p>
        </text:list-item>
        <text:list-item>
          <text:p text:style-name="P3"><text:span text:style-name="T4">Dealer (?)</text:span></text:p>
        </text:list-item>
      </text:list>
      <text:p text:style-name="P4"><text:span text:style-name="T4"/></text:p>
      <text:p text:style-name="P4"><text:span text:style-name="T4">Normal flow of events</text:span></text:p>
      <text:list text:style-name="L5">
        <text:list-item>
          <text:p text:style-name="P5"><text:span text:style-name="T4">Press the fold button (CurrentPlayer)</text:span></text:p>
        </text:list-item>
        <text:list-item>
          <text:p text:style-name="P5"><text:span text:style-name="T4"><text:tab/><text:tab/>Takes the cards and any bets of CurrentPlayer, sets him to no longer active for the current hand and then advances the turn to the following player, if there is any (Dealer)</text:span></text:p>
        </text:list-item>
      </text:list>
      <text:p text:style-name="P6"><text:span text:style-name="T4"/></text:p>
      <text:p text:style-name="P6"><text:span text:style-name="T4">Alternate flow </text:span></text:p>
      <text:p text:style-name="P6"><text:span text:style-name="T4"><text:s text:c="5"/>3.1<text:s text:c="2"/></text:span><text:span text:style-name="T5">Press the fold button (CurrentPlayer)</text:span><text:span text:style-name="T6"/></text:p>
      <text:p text:style-name="P6"><text:span text:style-name="T6"><text:s/><text:tab/><text:tab/>4.1<text:s/></text:span><text:span text:style-name="T7">Takes the cards and any bets of CurrentPlayer, sets him to no longer active for the current hand and then declares the remaining player the winner (Dealer)</text:span><text:span text:style-name="T8"/></text:p>
      <text:p text:style-name="P6"><text:span text:style-name="T8"/></text:p>
      <text:p text:style-name="P6"><text:span text:style-name="T8">Exeptional flow </text:span></text:p>
      <text:p text:style-name="P6"><text:span text:style-name="T8"><text:s text:c="5"/>Not applicable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